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762cm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paragraph-properties fo:text-align="center"/>
    </style:style>
    <style:style style:name="P3" style:family="paragraph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29cm" svg:height="3.429cm" draw:transform="skewX (-0.00296705972839036) translate (8.62cm 2.905cm)">
          <text:p text:style-name="P2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2.897cm" svg:height="4.275cm" draw:transform="skewX (-0.365646478292812) rotate (-0.32969269570173) translate (2.59135389928873cm 1.60757677763153cm)" svg:viewBox="0 0 2898 4276" svg:d="M1145 4276c265-101 550-27 781-356 198-281 370-580 570-849 201-271 285-655 330-1037 43-365 126-751 21-1108-92-314-78-1009-434-918-257 66-472 371-581 774-116 423-527 294-793 423-244 118-546 277-759 85-471-425-172 433-232 617-185 570 206 756 481 795 328 46 254 611 282 935l175 410 77 131z">
          <text:p text:style-name="P2">Reality</text:p>
        </draw:path>
        <draw:path draw:style-name="gr2" draw:text-style-name="P2" draw:layer="layout" svg:width="2.897cm" svg:height="4.275cm" draw:transform="skewX (-0.365646478292812) rotate (-0.32969269570173) translate (8.74635389928873cm 1.99057677763154cm)" svg:viewBox="0 0 2898 4276" svg:d="M1145 4276c265-101 550-27 781-356 198-281 370-580 570-849 201-271 285-655 330-1037 43-365 126-751 21-1108-92-314-78-1009-434-918-257 66-472 371-581 774-116 423-527 294-793 423-244 118-546 277-759 85-471-425-172 433-232 617-185 570 206 756 481 795 328 46 254 611 282 935l175 410 77 131z">
          <text:p text:style-name="P2">Reality</text:p>
        </draw:path>
        <draw:frame draw:style-name="gr3" draw:text-style-name="P3" draw:layer="layout" svg:width="3.048cm" svg:height="1.012cm" svg:x="8.757cm" svg:y="1.893cm">
          <draw:text-box>
            <text:p><text:span text:style-name="T1">percep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729fc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4T15:36:03.841431773</meta:creation-date>
    <dc:date>2016-07-04T16:46:21.492790554</dc:date>
    <meta:editing-duration>PT55M7S</meta:editing-duration>
    <meta:editing-cycles>2</meta:editing-cycles>
    <meta:generator>LibreOffice/4.2.8.2$Linux_X86_64 LibreOffice_project/420m0$Build-2</meta:generator>
    <meta:document-statistic meta:object-count="4"/>
  </office:meta>
</office:document-meta>
</file>